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of="urn:oasis:names:tc:opendocument:xmlns:of:1.2" xmlns:config="urn:oasis:names:tc:opendocument:xmlns:config:1.0" xmlns:ooo="http://openoffice.org/2004/office" xmlns:loext="urn:org:documentfoundation:names:experimental:office:xmlns:loext:1.0" xmlns:css3t="http://www.w3.org/TR/css3-text/" xmlns:form="urn:oasis:names:tc:opendocument:xmlns:form:1.0" xmlns:ns42="urn:org:documentfoundation:names:experimental:calc:xmlns:calcext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of="urn:oasis:names:tc:opendocument:xmlns:of:1.2" xmlns:config="urn:oasis:names:tc:opendocument:xmlns:config:1.0" xmlns:ooo="http://openoffice.org/2004/office" xmlns:loext="urn:org:documentfoundation:names:experimental:office:xmlns:loext:1.0" xmlns:css3t="http://www.w3.org/TR/css3-text/" xmlns:form="urn:oasis:names:tc:opendocument:xmlns:form:1.0" xmlns:ns42="urn:org:documentfoundation:names:experimental:calc:xmlns:calcext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ingle reverse fly">
            <text:p>Cable single reverse fly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single reverse fly">
            <text:p>Cable single reverse fl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single reverse fly">
            <text:p>Cable single reverse fl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reverse fly">
            <text:p>Cable single reverse fly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of="urn:oasis:names:tc:opendocument:xmlns:of:1.2" xmlns:config="urn:oasis:names:tc:opendocument:xmlns:config:1.0" xmlns:ooo="http://openoffice.org/2004/office" xmlns:loext="urn:org:documentfoundation:names:experimental:office:xmlns:loext:1.0" xmlns:css3t="http://www.w3.org/TR/css3-text/" xmlns:form="urn:oasis:names:tc:opendocument:xmlns:form:1.0" xmlns:ns42="urn:org:documentfoundation:names:experimental:calc:xmlns:calcext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of="urn:oasis:names:tc:opendocument:xmlns:of:1.2" xmlns:config="urn:oasis:names:tc:opendocument:xmlns:config:1.0" xmlns:ooo="http://openoffice.org/2004/office" xmlns:loext="urn:org:documentfoundation:names:experimental:office:xmlns:loext:1.0" xmlns:css3t="http://www.w3.org/TR/css3-text/" xmlns:form="urn:oasis:names:tc:opendocument:xmlns:form:1.0" xmlns:ns42="urn:org:documentfoundation:names:experimental:calc:xmlns:calcext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